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1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Standard">
      <style:paragraph-properties fo:line-height="100%"/>
      <style:text-properties officeooo:rsid="0030f4a0" officeooo:paragraph-rsid="0096de84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392f4" style:font-size-asian="10pt" style:font-size-complex="10pt"/>
    </style:style>
    <style:style style:name="T4" style:family="text">
      <style:text-properties fo:font-size="10pt" officeooo:rsid="0094e782" style:font-size-asian="10pt" style:font-size-complex="10pt"/>
    </style:style>
    <style:style style:name="T5" style:family="text">
      <style:text-properties fo:font-size="10pt" officeooo:rsid="00958c3f" style:font-size-asian="10pt" style:font-size-complex="10pt"/>
    </style:style>
    <style:style style:name="T6" style:family="text">
      <style:text-properties fo:font-size="10pt" officeooo:rsid="00967e33" style:font-size-asian="10pt" style:font-size-complex="10pt"/>
    </style:style>
    <style:style style:name="T7" style:family="text">
      <style:text-properties officeooo:rsid="0029ce57"/>
    </style:style>
    <style:style style:name="T8" style:family="text">
      <style:text-properties officeooo:rsid="00733e63"/>
    </style:style>
    <style:style style:name="T9" style:family="text">
      <style:text-properties officeooo:rsid="00764f09"/>
    </style:style>
    <style:style style:name="T10" style:family="text">
      <style:text-properties officeooo:rsid="0077f8cc"/>
    </style:style>
    <style:style style:name="T11" style:family="text">
      <style:text-properties officeooo:rsid="0078ee27"/>
    </style:style>
    <style:style style:name="T12" style:family="text">
      <style:text-properties officeooo:rsid="00811ed5"/>
    </style:style>
    <style:style style:name="T13" style:family="text">
      <style:text-properties officeooo:rsid="008373b0"/>
    </style:style>
    <style:style style:name="T14" style:family="text">
      <style:text-properties officeooo:rsid="0087c6bd"/>
    </style:style>
    <style:style style:name="T15" style:family="text">
      <style:text-properties officeooo:rsid="008805b7"/>
    </style:style>
    <style:style style:name="T16" style:family="text">
      <style:text-properties officeooo:rsid="00897b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B1" office:value-type="string">
            <text:p text:style-name="P22"><text:span text:style-name="T2">Ex1_</text:span><text:span text:style-name="T3">5</text:span><text:span text:style-name="T1"> </text:span><text:span text:style-name="T4">READING FILES </text:span><text:span text:style-name="T5">PART </text:span><text:span text:style-name="T6">1</text:span><text:span text:style-name="T5"> of 2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7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0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0">Narrative</text:p>
          </table:table-cell>
          <table:table-cell table:style-name="Table1.B4" office:value-type="string">
            <text:p text:style-name="P13"><text:span text:style-name="T13">You may recall</text:span> from the class discussion, <text:span text:style-name="T13">it’s recommended to</text:span> use the system package manager (apt-get, yum, dnf) <text:span text:style-name="T13">when installing to the system level Python</text:span>. <text:s/><text:span text:style-name="T12">U</text:span>se pip or easy_install to install <text:span text:style-name="T13">other (often more up-to-date) </text:span>packages into your virtualenv. <text:s/><text:span text:style-name="T13">For this challenge you must research to figure out what packages and modules are used to process ascii data files and build a scrip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19">Instructions</text:p>
          </table:table-cell>
          <table:table-cell table:style-name="Table1.B5" office:value-type="string">
            <text:p text:style-name="P16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3">(file provided to you) </text:span>into a variable named ‘data’. Use that variable to write the data to a new ascii data file called values.dat. <text:s/><text:span text:style-name="T13">(Ex1_5_h1 and Ex1_5_h2)</text:span></text:p>
            <text:p text:style-name="P1"/>
            <text:p text:style-name="P14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6">$ python flag_checker.pyc -f &lt;flag&gt;</text:span></text:p>
            <text:p text:style-name="P11"/>
            <text:p text:style-name="P6">(2) <text:s/><text:span text:style-name="T8">Print the entire ascii table (Ex1_5_h3)</text:span></text:p>
            <text:p text:style-name="P4"/>
            <text:p text:style-name="P9">(3) <text:s/><text:span text:style-name="T9">P</text:span>rint only the column R<text:span text:style-name="T9">A</text:span>deg <text:span text:style-name="T10">(Ex1_5_h4)</text:span></text:p>
            <text:p text:style-name="P8"/>
            <text:p text:style-name="P9">(4) <text:s/>Print only row <text:span text:style-name="T9">4 (Ex1_5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5">The instructor will give you another flag to submit to the flag server after verifying this script.</text:span></text:p>
            <text:p text:style-name="P10"/>
            <text:p text:style-name="P10"><text:s text:c="40"/><text:span text:style-name="T16">$ python flag_checker.pyc -f &lt;flag&gt;</text:span></text:p>
            <text:p text:style-name="P10"/>
            <text:p text:style-name="P15">FLAG BONUS!</text:p>
            <text:p text:style-name="P7"><text:span text:style-name="T15">(5) Determine</text:span> the data type, including bit length, of column 3. <text:s/><text:span text:style-name="T14">Document your answer in a file name </text:span>“<text:span text:style-name="T14">day1.txt</text:span>”. <text:span text:style-name="T10">(Ex1_5_h6)</text:span></text:p>
            <text:p text:style-name="P21"/>
            <text:p text:style-name="P12">Your ‘<text:span text:style-name="T14">day1.txt’</text:span> file should contain <text:span text:style-name="T14">what you were able to find out about the data type (type, bit length, indianness, etc.) At the end of the day you will s</text:span>ubmit <text:span text:style-name="T14">this file </text:span>to your folder in the class repository. <text:s/>Ensure you place the file into the folder named with your last name and <text:span text:style-name="T11">then </text:span>submit a pull requ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6</meta:editing-cycles>
    <meta:creation-date>2016-06-29T12:46:00</meta:creation-date>
    <dc:date>2016-10-12T23:48:36.417347518</dc:date>
    <meta:editing-duration>P1DT6H10M5S</meta:editing-duration>
    <meta:generator>LibreOffice/5.1.5.2$Linux_X86_64 LibreOffice_project/10$Build-2</meta:generator>
    <meta:document-statistic meta:table-count="1" meta:image-count="0" meta:object-count="0" meta:page-count="1" meta:paragraph-count="22" meta:word-count="343" meta:character-count="2110" meta:non-whitespace-character-count="169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